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AccountForm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AccountForm.getRepeated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AccountForm.setRepeatedPassword( String repeated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AccountForm.validate( ActionMapping mapping ,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eateAccountForm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AccountForm.CreateAccountForm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AccountForm.CreateAccoun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AccountForm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